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12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S&quot;" style:apply-style-name="Stall" style:base-cell-address="Sheet1.B2"/>
      <style:map style:condition="cell-content()!=0" style:apply-style-name="Processing" style:base-cell-address="Sheet1.B2"/>
      <style:map style:condition="cell-content()=0" style:apply-style-name="Default" style:base-cell-address="Sheet1.B2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()=&quot;S&quot;" style:apply-style-name="Stall" style:base-cell-address="Sheet1.B2"/>
      <style:map style:condition="cell-content()!=0" style:apply-style-name="Processing" style:base-cell-address="Sheet1.B2"/>
      <style:map style:condition="cell-content()=0" style:apply-style-name="Default" style:base-cell-address="Sheet1.B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S&quot;" style:apply-style-name="Stall" style:base-cell-address="Sheet1.B2"/>
      <style:map style:condition="cell-content()!=0" style:apply-style-name="Processing" style:base-cell-address="Sheet1.B2"/>
      <style:map style:condition="cell-content()=0" style:apply-style-name="Default" style:base-cell-address="Sheet1.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S&quot;" style:apply-style-name="Stall" style:base-cell-address="Sheet1.B2"/>
      <style:map style:condition="cell-content()!=0" style:apply-style-name="Processing" style:base-cell-address="Sheet1.B2"/>
      <style:map style:condition="cell-content()=0" style:apply-style-name="Default" style:base-cell-address="Sheet1.B2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()=&quot;S&quot;" style:apply-style-name="Stall" style:base-cell-address="Sheet1.B2"/>
      <style:map style:condition="cell-content()!=0" style:apply-style-name="Processing" style:base-cell-address="Sheet1.B2"/>
      <style:map style:condition="cell-content()=0" style:apply-style-name="Default" style:base-cell-address="Sheet1.B2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()=&quot;S&quot;" style:apply-style-name="Stall" style:base-cell-address="Sheet1.B2"/>
      <style:map style:condition="cell-content()!=0" style:apply-style-name="Processing" style:base-cell-address="Sheet1.B2"/>
      <style:map style:condition="cell-content()=0" style:apply-style-name="Default" style:base-cell-address="Sheet1.B2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()=&quot;S&quot;" style:apply-style-name="Stall" style:base-cell-address="Sheet1.B2"/>
      <style:map style:condition="cell-content()!=0" style:apply-style-name="Processing" style:base-cell-address="Sheet1.B2"/>
      <style:map style:condition="cell-content()=0" style:apply-style-name="Default" style:base-cell-address="Sheet1.B2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&quot;S&quot;" style:apply-style-name="Stall" style:base-cell-address="Sheet1.B2"/>
      <style:map style:condition="cell-content()!=0" style:apply-style-name="Processing" style:base-cell-address="Sheet1.B2"/>
      <style:map style:condition="cell-content()=0" style:apply-style-name="Default" style:base-cell-address="Sheet1.B2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&quot;S&quot;" style:apply-style-name="Stall" style:base-cell-address="Sheet1.B2"/>
      <style:map style:condition="cell-content()!=0" style:apply-style-name="Processing" style:base-cell-address="Sheet1.B2"/>
      <style:map style:condition="cell-content()=0" style:apply-style-name="Default" style:base-cell-address="Sheet1.B2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2" table:default-cell-style-name="ce9"/>
        <table:table-column table:style-name="co2" table:number-columns-repeated="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2"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5"/>
          <table:table-cell table:style-name="ce4"/>
          <table:table-cell table:style-name="ce7"/>
          <table:table-cell table:style-name="ce2" table:number-columns-repeated="4"/>
          <table:table-cell table:style-name="ce10"/>
          <table:table-cell table:style-name="ce13"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2"/>
          <table:table-cell table:style-name="ce5"/>
          <table:table-cell table:style-name="ce7"/>
          <table:table-cell table:style-name="ce2" table:number-columns-repeated="4"/>
          <table:table-cell table:style-name="ce10"/>
          <table:table-cell table:style-name="ce13"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A</text:p>
          </table:table-cell>
          <table:table-cell table:style-name="ce5" office:value-type="string" calcext:value-type="string">
            <text:p>WB</text:p>
          </table:table-cell>
          <table:table-cell table:style-name="ce7"/>
          <table:table-cell table:style-name="ce2" table:number-columns-repeated="4"/>
          <table:table-cell table:style-name="ce10"/>
          <table:table-cell table:style-name="ce13"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S</text:p>
          </table:table-cell>
          <table:table-cell table:style-name="ce7" office:value-type="string" calcext:value-type="string">
            <text:p>E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2"/>
          <table:table-cell table:style-name="ce10"/>
          <table:table-cell table:style-name="ce13"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number-columns-repeated="4"/>
          <table:table-cell table:number-columns-repeated="4"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6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A</text:p>
          </table:table-cell>
          <table:table-cell table:style-name="ce11" office:value-type="string" calcext:value-type="string">
            <text:p>WB</text:p>
          </table:table-cell>
          <table:table-cell table:style-name="ce13" table:number-columns-repeated="3"/>
        </table:table-row>
        <table:table-row table:style-name="ro2" table:number-rows-repeated="1048569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Sheet1.N6:Sheet1.R6 Sheet1.B2:Sheet1.K6 Sheet1.N2:Sheet1.Q6">
            <calcext:condition calcext:apply-style-name="Stall" calcext:value="=&quot;S&quot;" calcext:base-cell-address="Sheet1.B2"/>
            <calcext:condition calcext:apply-style-name="Processing" calcext:value="!=0" calcext:base-cell-address="Sheet1.B2"/>
            <calcext:condition calcext:apply-style-name="Default" calcext:value="=0" calcext:base-cell-address="Sheet1.B2"/>
          </calcext:conditional-format>
          <calcext:conditional-format calcext:target-range-address="Sheet1.L3:Sheet1.L6">
            <calcext:condition calcext:apply-style-name="Stall" calcext:value="=&quot;S&quot;" calcext:base-cell-address="Sheet1.L3"/>
            <calcext:condition calcext:apply-style-name="Processing" calcext:value="!=0" calcext:base-cell-address="Sheet1.L3"/>
            <calcext:condition calcext:apply-style-name="Default" calcext:value="=0" calcext:base-cell-address="Sheet1.L3"/>
          </calcext:conditional-format>
          <calcext:conditional-format calcext:target-range-address="Sheet1.L2:Sheet1.L2">
            <calcext:condition calcext:apply-style-name="Stall" calcext:value="=&quot;S&quot;" calcext:base-cell-address="Sheet1.L2"/>
            <calcext:condition calcext:apply-style-name="Processing" calcext:value="!=0" calcext:base-cell-address="Sheet1.L2"/>
            <calcext:condition calcext:apply-style-name="Default" calcext:value="=0" calcext:base-cell-address="Sheet1.L2"/>
          </calcext:conditional-format>
          <calcext:conditional-format calcext:target-range-address="Sheet1.M2:Sheet1.M6">
            <calcext:condition calcext:apply-style-name="Stall" calcext:value="=&quot;S&quot;" calcext:base-cell-address="Sheet1.M2"/>
            <calcext:condition calcext:apply-style-name="Processing" calcext:value="!=0" calcext:base-cell-address="Sheet1.M2"/>
            <calcext:condition calcext:apply-style-name="Default" calcext:value="=0" calcext:base-cell-address="Sheet1.M2"/>
          </calcext:conditional-format>
          <calcext:conditional-format calcext:target-range-address="Sheet1.R2:Sheet1.R5">
            <calcext:condition calcext:apply-style-name="Stall" calcext:value="=&quot;S&quot;" calcext:base-cell-address="Sheet1.R2"/>
            <calcext:condition calcext:apply-style-name="Processing" calcext:value="!=0" calcext:base-cell-address="Sheet1.R2"/>
            <calcext:condition calcext:apply-style-name="Default" calcext:value="=0" calcext:base-cell-address="Sheet1.R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ll" style:family="table-cell" style:parent-style-name="Default">
      <style:table-cell-properties fo:background-color="#ff3333" loext:vertical-justify="auto"/>
      <style:paragraph-properties css3t:text-justify="auto"/>
    </style:style>
    <style:style style:name="Processing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3:54:43.250413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3:54:44.564060173</meta:creation-date>
    <meta:editing-duration>P1DT21H52M59S</meta:editing-duration>
    <meta:editing-cycles>2</meta:editing-cycles>
    <meta:generator>LibreOffice/5.1.6.2$Linux_X86_64 LibreOffice_project/10m0$Build-2</meta:generator>
    <dc:date>2017-11-19T12:23:11.232406682</dc:date>
    <meta:document-statistic meta:table-count="1" meta:cell-count="68" meta:object-count="0"/>
  </office:meta>
</office:document-meta>
</file>